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B8700009698000054AB70D21C99.svg" manifest:media-type=""/>
  <manifest:file-entry manifest:full-path="Pictures/10000201000003AF0000021270B4198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draw:auto-grow-height="true" fo:min-height="12.18cm"/>
    </style:style>
    <style:style style:name="pr3" style:family="presentation" style:parent-style-name="AbstractYellow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draw:frame presentation:style-name="pr1" draw:layer="layout" svg:width="25.199cm" svg:height="3.505cm" svg:x="1.335cm" svg:y="1.19cm" presentation:class="title">
          <draw:text-box>
            <text:p>Loaded File</text:p>
          </draw:text-box>
        </draw:frame>
        <draw:frame presentation:style-name="pr2" draw:layer="layout" svg:width="23.442cm" svg:height="12.18cm" svg:x="2.279cm" svg:y="5.19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5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48pt" style:font-size-asian="48pt" style:font-size-complex="48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36pt" style:font-size-asian="36pt" style:font-size-complex="36pt"/>
    </style:style>
    <style:style style:name="MT4" style:family="text">
      <style:text-properties fo:font-size="28pt" style:font-size-asian="28pt" style:font-size-complex="28pt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6cm" svg:x="0cm" svg:y="0cm">
        <draw:image xlink:href="Pictures/10000201000003AF0000021270B41989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18cm" svg:x="2.279cm" svg:y="5.195cm" presentation:class="outline">
        <draw:text-box>
          <text:list text:style-name="ML4">
            <text:list-item>
              <text:p><text:span text:style-name="MT1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5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5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zel Windle</meta:initial-creator>
    <meta:creation-date>2013-10-29T15:06:29</meta:creation-date>
    <dc:date>2013-10-29T15:07:08</dc:date>
    <dc:creator>Hazel Windle</dc:creator>
    <meta:editing-duration>P0D</meta:editing-duration>
    <meta:editing-cycles>1</meta:editing-cycles>
    <meta:document-statistic meta:object-count="37"/>
    <meta:generator>LibreOffice/4.0.2.2$Linux_x86 LibreOffice_project/400m0$Build-2</meta:generator>
  </office:meta>
</office:document-meta>
</file>